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7eb4"/>
    </style:style>
    <style:style style:name="T1" style:family="text">
      <style:text-properties officeooo:rsid="0001e7e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jet5" text:anchor-type="as-char" svg:y="-0.626cm" svg:width="2.847cm" svg:height="0.78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rmula" style:family="graphic">
      <style:graphic-properties text:anchor-type="as-char" svg:y="0cm" fo:margin-left="0.201cm" fo:margin-right="0.201cm" style:vertical-pos="middle" style:vertical-rel="text" style:writing-mode="lr-t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21T16:49:12.783769675</meta:creation-date>
    <dc:date>2019-10-21T16:51:19.210046193</dc:date>
    <meta:editing-duration>PT2M6S</meta:editing-duration>
    <meta:editing-cycles>3</meta:editing-cycles>
    <meta:generator>LibreOfficeDev/6.4.0.0.alpha0$Linux_X86_64 LibreOffice_project/4704acf63f4fed3a99fc95ff63c82eb5a9ae3908</meta:generator>
    <meta:document-statistic meta:table-count="0" meta:image-count="0" meta:object-count="1" meta:page-count="1" meta:paragraph-count="1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row>
        <mi>m</mi>
        <mo stretchy="false">=</mo>
        <mn>750</mn>
      </mrow>
      <mi>g</mi>
    </mrow>
    <annotation encoding="StarMath 5.0">m=750g</annotation>
  </semantics>
</math>
</file>